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Nothing is ever over</text:h>
      <text:p text:style-name="Text_20_body">Nothing is ever over; nothing<text:line-break/>is ever even begun. The foundation<text:line-break/>hasn't been laid; how can we hope<text:line-break/>to put in the plumbing? The bed<text:line-break/>is unmade, not even made; the wood<text:line-break/>hasn't been cleft from the tree;<text:line-break/>the seed hasn't been cast<text:line-break/>out of water and growth and sun,<text:line-break/>which itself hasn't started shining.<text:line-break/>The cock has never stopped crowing<text:line-break/>because he never started. Peter<text:line-break/>betrays us again and again with<text:line-break/>silence. Christ wakes up at night,<text:line-break/>choking from a bad dream, wrists<text:line-break/>aching from a dreamt, torturous p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hing is ever over</dc:title>
  </office:meta>
</office:document-meta>
</file>